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7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July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55513" calcext:value-type="float">
            <text:p><text:s/>555,513 </text:p>
          </table:table-cell>
          <table:table-cell table:style-name="ce30" office:value-type="float" office:value="2745" calcext:value-type="float">
            <text:p><text:s/>2,745 </text:p>
          </table:table-cell>
          <table:table-cell table:style-name="ce30" office:value-type="float" office:value="28168" calcext:value-type="float">
            <text:p><text:s/>28,1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9" calcext:value-type="float">
            <text:p><text:s/>69 </text:p>
          </table:table-cell>
          <table:table-cell table:style-name="ce30" office:value-type="float" office:value="509411" calcext:value-type="float">
            <text:p><text:s/>509,4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95" calcext:value-type="float">
            <text:p><text:s/>595 </text:p>
          </table:table-cell>
          <table:table-cell table:style-name="ce30" office:value-type="float" office:value="14074" calcext:value-type="float">
            <text:p><text:s/>14,0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57" calcext:value-type="float">
            <text:p><text:s/>857 </text:p>
          </table:table-cell>
          <table:table-cell table:style-name="ce30" office:value-type="float" office:value="5084" calcext:value-type="float">
            <text:p><text:s/>5,084 </text:p>
          </table:table-cell>
          <table:table-cell table:style-name="ce30" office:value-type="float" office:value="3860" calcext:value-type="float">
            <text:p><text:s/>3,860 </text:p>
          </table:table-cell>
          <table:table-cell table:style-name="ce30" office:value-type="float" office:value="1224" calcext:value-type="float">
            <text:p><text:s/>1,224 </text:p>
          </table:table-cell>
          <table:table-cell table:style-name="ce30" office:value-type="float" office:value="67" calcext:value-type="float">
            <text:p><text:s/>67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5986" calcext:value-type="float">
            <text:p><text:s/>175,986 </text:p>
          </table:table-cell>
          <table:table-cell table:style-name="ce30" office:value-type="float" office:value="622" calcext:value-type="float">
            <text:p><text:s/>62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8937" calcext:value-type="float">
            <text:p><text:s/>168,9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4" calcext:value-type="float">
            <text:p><text:s/>254 </text:p>
          </table:table-cell>
          <table:table-cell table:style-name="ce30" office:value-type="float" office:value="5546" calcext:value-type="float">
            <text:p><text:s/>5,5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23" calcext:value-type="float">
            <text:p><text:s/>323 </text:p>
          </table:table-cell>
          <table:table-cell table:style-name="ce30" office:value-type="float" office:value="1548" calcext:value-type="float">
            <text:p><text:s/>1,548 </text:p>
          </table:table-cell>
          <table:table-cell table:style-name="ce30" office:value-type="float" office:value="1503" calcext:value-type="float">
            <text:p><text:s/>1,503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706" calcext:value-type="float">
            <text:p><text:s/>81,706 </text:p>
          </table:table-cell>
          <table:table-cell table:style-name="ce30" office:value-type="float" office:value="522" calcext:value-type="float">
            <text:p><text:s/>522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710" calcext:value-type="float">
            <text:p><text:s/>73,7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8" calcext:value-type="float">
            <text:p><text:s/>178 </text:p>
          </table:table-cell>
          <table:table-cell table:style-name="ce30" office:value-type="float" office:value="1128" calcext:value-type="float">
            <text:p><text:s/>1,1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513" calcext:value-type="float">
            <text:p><text:s/>513 </text:p>
          </table:table-cell>
          <table:table-cell table:style-name="ce30" office:value-type="float" office:value="305" calcext:value-type="float">
            <text:p><text:s/>305 </text:p>
          </table:table-cell>
          <table:table-cell table:style-name="ce30" office:value-type="float" office:value="208" calcext:value-type="float">
            <text:p><text:s/>208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8163" calcext:value-type="float">
            <text:p><text:s/>48,163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7298" calcext:value-type="float">
            <text:p><text:s/>7,2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38206" calcext:value-type="float">
            <text:p><text:s/>38,2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948" calcext:value-type="float">
            <text:p><text:s/>1,9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1" calcext:value-type="float">
            <text:p><text:s/>91 </text:p>
          </table:table-cell>
          <table:table-cell table:style-name="ce30" office:value-type="float" office:value="756" calcext:value-type="float">
            <text:p><text:s/>756 </text:p>
          </table:table-cell>
          <table:table-cell table:style-name="ce30" office:value-type="float" office:value="711" calcext:value-type="float">
            <text:p><text:s/>711 </text:p>
          </table:table-cell>
          <table:table-cell table:style-name="ce30" office:value-type="float" office:value="45" calcext:value-type="float">
            <text:p><text:s/>4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638" calcext:value-type="float">
            <text:p><text:s/>20,638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64" calcext:value-type="float">
            <text:p><text:s/>16,3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506" calcext:value-type="float">
            <text:p><text:s/>50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6" calcext:value-type="float">
            <text:p><text:s/>86 </text:p>
          </table:table-cell>
          <table:table-cell table:style-name="ce30" office:value-type="float" office:value="160" calcext:value-type="float">
            <text:p><text:s/>160 </text:p>
          </table:table-cell>
          <table:table-cell table:style-name="ce30" office:value-type="float" office:value="159" calcext:value-type="float">
            <text:p><text:s/>159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3249" calcext:value-type="float">
            <text:p><text:s/>113,249 </text:p>
          </table:table-cell>
          <table:table-cell table:style-name="ce30" office:value-type="float" office:value="894" calcext:value-type="float">
            <text:p><text:s/>894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994" calcext:value-type="float">
            <text:p><text:s/>110,9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605" calcext:value-type="float">
            <text:p><text:s/>1,6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3" calcext:value-type="float">
            <text:p><text:s/>163 </text:p>
          </table:table-cell>
          <table:table-cell table:style-name="ce30" office:value-type="float" office:value="1175" calcext:value-type="float">
            <text:p><text:s/>1,175 </text:p>
          </table:table-cell>
          <table:table-cell table:style-name="ce30" office:value-type="float" office:value="481" calcext:value-type="float">
            <text:p><text:s/>481 </text:p>
          </table:table-cell>
          <table:table-cell table:style-name="ce30" office:value-type="float" office:value="694" calcext:value-type="float">
            <text:p><text:s/>69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3119" calcext:value-type="float">
            <text:p><text:s/>113,119 </text:p>
          </table:table-cell>
          <table:table-cell table:style-name="ce30" office:value-type="float" office:value="430" calcext:value-type="float">
            <text:p><text:s/>430 </text:p>
          </table:table-cell>
          <table:table-cell table:style-name="ce30" office:value-type="float" office:value="10048" calcext:value-type="float">
            <text:p><text:s/>10,0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99115" calcext:value-type="float">
            <text:p><text:s/>99,1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3263" calcext:value-type="float">
            <text:p><text:s/>3,26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6" calcext:value-type="float">
            <text:p><text:s/>56 </text:p>
          </table:table-cell>
          <table:table-cell table:style-name="ce30" office:value-type="float" office:value="924" calcext:value-type="float">
            <text:p><text:s/>924 </text:p>
          </table:table-cell>
          <table:table-cell table:style-name="ce30" office:value-type="float" office:value="693" calcext:value-type="float">
            <text:p><text:s/>693 </text:p>
          </table:table-cell>
          <table:table-cell table:style-name="ce30" office:value-type="float" office:value="231" calcext:value-type="float">
            <text:p><text:s/>231 </text:p>
          </table:table-cell>
          <table:table-cell table:number-columns-repeated="2" table:style-name="ce30" office:value-type="float" office:value="14" calcext:value-type="float">
            <text:p><text:s/>1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32" calcext:value-type="float">
            <text:p><text:s/>2,632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0" calcext:value-type="float">
            <text:p><text:s/>9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5591" calcext:value-type="float">
            <text:p><text:s/>35,591 </text:p>
          </table:table-cell>
          <table:table-cell table:style-name="ce31" office:value-type="float" office:value="129" calcext:value-type="float">
            <text:p><text:s/>12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403" calcext:value-type="float">
            <text:p><text:s/>32,4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009" calcext:value-type="float">
            <text:p><text:s/>2,0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547" calcext:value-type="float">
            <text:p><text:s/>547 </text:p>
          </table:table-cell>
          <table:table-cell table:style-name="ce31" office:value-type="float" office:value="445" calcext:value-type="float">
            <text:p><text:s/>445 </text:p>
          </table:table-cell>
          <table:table-cell table:style-name="ce31" office:value-type="float" office:value="102" calcext:value-type="float">
            <text:p><text:s/>102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886" calcext:value-type="float">
            <text:p><text:s/>4,886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3" calcext:value-type="float">
            <text:p><text:s/>3,4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44" calcext:value-type="float">
            <text:p><text:s/>2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690" calcext:value-type="float">
            <text:p><text:s/>1,69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7" calcext:value-type="float">
            <text:p><text:s/>1,5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6" calcext:value-type="float">
            <text:p><text:s/>1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81" calcext:value-type="float">
            <text:p><text:s/>5,181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41" calcext:value-type="float">
            <text:p><text:s/>4,7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150" calcext:value-type="float">
            <text:p><text:s/>1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" calcext:value-type="float">
            <text:p><text:s/>81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76" calcext:value-type="float">
            <text:p><text:s/>1,87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19" calcext:value-type="float">
            <text:p><text:s/>1,7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06" calcext:value-type="float">
            <text:p><text:s/>2,2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" calcext:value-type="float">
            <text:p><text:s/>7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518" calcext:value-type="float">
            <text:p><text:s/>2,5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" calcext:value-type="float">
            <text:p><text:s/>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39" calcext:value-type="float">
            <text:p><text:s/>13,039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49" calcext:value-type="float">
            <text:p><text:s/>12,1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80" calcext:value-type="float">
            <text:p><text:s/>58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26" calcext:value-type="float">
            <text:p><text:s/>2,626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0" calcext:value-type="float">
            <text:p><text:s/>6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322" calcext:value-type="float">
            <text:p><text:s/>17,322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6" calcext:value-type="float">
            <text:p><text:s/>16,2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6" calcext:value-type="float">
            <text:p><text:s/>1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38" calcext:value-type="float">
            <text:p><text:s/>6,938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230" calcext:value-type="float">
            <text:p><text:s/>2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6498" calcext:value-type="float">
            <text:p><text:s/>6,4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80" calcext:value-type="float">
            <text:p><text:s/>1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74" calcext:value-type="float">
            <text:p><text:s/>15,97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8" calcext:value-type="float">
            <text:p><text:s/>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52" calcext:value-type="float">
            <text:p><text:s/>2,65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8" calcext:value-type="float">
            <text:p><text:s/>7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31" calcext:value-type="float">
            <text:p><text:s/>2,13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1" calcext:value-type="float">
            <text:p><text:s/>5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09-10T11:17:32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